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E00000200361746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halkboard-title">
      <style:graphic-properties draw:auto-grow-height="true" fo:min-height="6.578cm"/>
    </style:style>
    <style:style style:name="pr2" style:family="presentation" style:parent-style-name="chalkboard-notes">
      <style:graphic-properties draw:fill-color="#ffffff" draw:auto-grow-height="true" fo:min-height="13.365cm"/>
    </style:style>
    <style:style style:name="pr3" style:family="presentation" style:parent-style-name="chalkboard-title">
      <style:graphic-properties draw:auto-grow-height="true" fo:min-height="3.507cm"/>
    </style:style>
    <style:style style:name="pr4" style:family="presentation" style:parent-style-name="chalkboard-outline1">
      <style:graphic-properties draw:auto-grow-height="true" fo:min-height="13.86cm"/>
    </style:style>
    <style:style style:name="pr5" style:family="presentation" style:parent-style-name="chalkboard-outline1">
      <style:graphic-properties fo:min-height="13.715cm"/>
    </style:style>
    <style:style style:name="pr6" style:family="presentation" style:parent-style-name="chalkboard-title">
      <style:graphic-properties fo:min-height="3.507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alkboard">
        <draw:frame presentation:style-name="pr1" draw:layer="layout" svg:width="25.199cm" svg:height="7cm" svg:x="1.5cm" svg:y="6.669cm" presentation:class="title" presentation:user-transformed="true">
          <draw:text-box>
            <text:p><text:line-break/>オブジェクト指向エクササイズのススメ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chalkboard" presentation:presentation-page-layout-name="AL1T1">
        <draw:frame presentation:style-name="pr3" draw:layer="layout" svg:width="25.199cm" svg:height="3.507cm" svg:x="1.4cm" svg:y="0.837cm" presentation:class="title">
          <draw:text-box>
            <text:p>オブジェクト指向開発できてる?</text:p>
          </draw:text-box>
        </draw:frame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p text:style-name="P1">「それ」は本当にオブジェクト指向?</text:p>
            <text:list text:style-name="L2">
              <text:list-item>
                <text:p text:style-name="P1">データと処理は分離する</text:p>
              </text:list-item>
              <text:list-item>
                <text:p text:style-name="P1">フレームワークが要求するテンプレートを埋める</text:p>
              </text:list-item>
              <text:list-item>
                <text:p text:style-name="P1">ポリモーフィズムなどのオブジェクト指向言語のメリットを活かしてない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chalkboard" presentation:presentation-page-layout-name="AL1T1">
        <draw:frame presentation:style-name="pr3" draw:layer="layout" svg:width="25.199cm" svg:height="3.507cm" svg:x="1.4cm" svg:y="0.837cm" presentation:class="title">
          <draw:text-box>
            <text:p>失敗の理由</text:p>
          </draw:text-box>
        </draw:frame>
        <draw:frame presentation:style-name="pr4" draw:layer="layout" svg:width="25.199cm" svg:height="13.86cm" svg:x="1.4cm" svg:y="4.914cm" presentation:class="outline">
          <draw:text-box>
            <text:p>ネックは教育</text:p>
            <text:list text:style-name="L2">
              <text:list-item>
                <text:p>ふつうの開発者には理解できない</text:p>
              </text:list-item>
              <text:list-item>
                <text:p>一部のマニアックな開発者のおもちゃ</text:p>
              </text:list-item>
              <text:list-item>
                <text:p>そもそもオブジェクト指向のメリットないよね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chalkboard" presentation:presentation-page-layout-name="AL1T1">
        <draw:frame presentation:style-name="pr3" draw:layer="layout" svg:width="25.199cm" svg:height="4.667cm" svg:x="1.4cm" svg:y="1.457cm" presentation:class="title" presentation:user-transformed="true">
          <draw:text-box>
            <text:p>そこでオブジェクト指向エクササイズ</text:p>
          </draw:text-box>
        </draw:frame>
        <draw:frame presentation:style-name="pr4" draw:layer="layout" svg:width="25.199cm" svg:height="13.86cm" svg:x="1.4cm" svg:y="4.914cm" presentation:class="outline">
          <draw:text-box>
            <text:p/>
            <text:p>オブジェクト指向開発を強制的に身に着けるためにハードなコーディング規約をプロジェクトに適用するエクササイズ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実際に試してみる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p>一見OOっぽい感じだけど、エクササイズの観点で見るとダメダメな、このツールをエクササイズのルールに従うように書き直す</text:p>
            <text:list text:style-name="L2">
              <text:list-item>
                <text:p>Amazon中古価格調査ツール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chalkboard" presentation:presentation-page-layout-name="AL2T19">
        <draw:frame presentation:style-name="pr3" draw:layer="layout" svg:width="25.199cm" svg:height="3.507cm" svg:x="1.4cm" svg:y="0.837cm" presentation:class="title" presentation:user-transformed="true">
          <draw:text-box>
            <text:p>当初の構造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クラスの抽出に役立つルール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すべてのエンティティを小さくすること</text:p>
              </text:list-item>
              <text:list-item>
                <text:p>すべてのプリミティブ型と文字列型をラップすること</text:p>
              </text:list-item>
              <text:list-item>
                <text:p>一つのクラスにつきインスタンスは二つまでにすること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カプセル化に関係するルール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getter/setterを利用しない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setter排除はなんとか出来る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p>しかし、getter排除は非常に困難である。</text:p>
            <text:p>そもそも情報取得しないとどうしようも無いとか</text:p>
            <text:list text:style-name="L2">
              <text:list-item>
                <text:p>ex: 画面表示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考えられる戦略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妥協する(エクササイズ的にはNG)</text:p>
              </text:list-item>
              <text:list-item>
                <text:p>画面が要求するインタフェースをモデルに実装する(プラガブルMVC)</text:p>
                <text:list>
                  <text:list-item>
                    <text:p>Map/DTOのような値オブジェクトに変換して返却</text:p>
                  </text:list-item>
                </text:list>
              </text:list-item>
              <text:list-item>
                <text:p>表示用のVisitorをオブジェクトに潜入させる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1" draw:master-page-name="chalkboard" presentation:presentation-page-layout-name="AL2T19">
        <draw:frame presentation:style-name="pr6" draw:layer="layout" svg:width="25.199cm" svg:height="3.507cm" svg:x="1.4cm" svg:y="0.837cm" presentation:class="title" presentation:user-transformed="true">
          <draw:text-box>
            <text:p>(以下コード例)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chalkboard" presentation:presentation-page-layout-name="AL2T19">
        <draw:frame presentation:style-name="pr6" draw:layer="layout" svg:width="25.199cm" svg:height="3.507cm" svg:x="1.4cm" svg:y="0.837cm" presentation:class="title" presentation:user-transformed="true">
          <draw:text-box>
            <text:p>プラガブルMVC的発想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1" draw:master-page-name="chalkboard" presentation:presentation-page-layout-name="AL2T19">
        <draw:frame presentation:style-name="pr6" draw:layer="layout" svg:width="25.199cm" svg:height="3.507cm" svg:x="1.4cm" svg:y="0.837cm" presentation:class="title" presentation:user-transformed="true">
          <draw:text-box>
            <text:p>Visitorパターンを利用する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chalkboard" presentation:presentation-page-layout-name="AL2T19">
        <draw:frame presentation:style-name="pr6" draw:layer="layout" svg:width="25.199cm" svg:height="3.507cm" svg:x="1.4cm" svg:y="0.837cm" presentation:class="title" presentation:user-transformed="true">
          <draw:text-box>
            <text:p>設計って何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結局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エクササイズの制約が議論を引き出した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まとめ</text:p>
          </draw:text-box>
        </draw:frame>
        <draw:frame presentation:style-name="pr5" draw:layer="layout" svg:width="25.199cm" svg:height="13.71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オブジェクト指向設計の衰退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オブジェクト指向分析設計という言葉が注目されたのは1990年代後半ぐらい。</text:p>
              </text:list-item>
              <text:list-item>
                <text:p>その後も、様々なオブジェクト指向言語や、?フレームワーク、開発プロセスが登場したが、??逆に「オブジェクト指向設計」そのものに対する注目は薄れた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8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なぜならば・・・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魔性のワード「属人性の排除</text:p>
              </text:list-item>
              <text:list-item>
                <text:p>誰がやっても同じようにできる</text:p>
              </text:list-item>
              <text:list-item>
                <text:p>すぐに適用できる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9" draw:style-name="dp1" draw:master-page-name="chalkboard" presentation:presentation-page-layout-name="AL1T1">
        <draw:frame presentation:style-name="pr3" draw:layer="layout" svg:width="25.199cm" svg:height="3.507cm" svg:x="1.4cm" svg:y="0.837cm" presentation:class="title" presentation:user-transformed="true">
          <draw:text-box>
            <text:p>ソフトウェアは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人が作る結局ソフトウェアは人が作る。だからエンジニアのスキルを考慮しない開発は失敗する。</text:p>
                <text:list>
                  <text:list-item>
                    <text:p>http://www.infoq.com/jp/news/2008/11/decline-of-ag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chalkboard" presentation:presentation-page-layout-name="AL1T1">
        <draw:frame presentation:style-name="pr6" draw:layer="layout" svg:width="25.199cm" svg:height="3.507cm" svg:x="1.4cm" svg:y="0.837cm" presentation:class="title" presentation:user-transformed="true">
          <draw:text-box>
            <text:p>オブジェクト指向設計の重要性</text:p>
          </draw:text-box>
        </draw:frame>
        <draw:frame presentation:style-name="pr5" draw:layer="layout" svg:width="25.199cm" svg:height="13.715cm" svg:x="1.4cm" svg:y="4.914cm" presentation:class="outline" presentation:user-transformed="true">
          <draw:text-box>
            <text:list text:style-name="L2">
              <text:list-item>
                <text:p>すでに基礎知識のレベル</text:p>
              </text:list-item>
              <text:list-item>
                <text:p>パフォーマンスチューニングやアルゴリズムの知識と同様に必須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chalkboard" presentation:presentation-page-layout-name="AL2T19">
        <draw:frame presentation:style-name="pr3" draw:layer="layout" svg:width="25.199cm" svg:height="3.507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chalkboard" presentation:presentation-page-layout-name="AL2T19">
        <draw:frame presentation:style-name="pr6" draw:layer="layout" svg:width="25.199cm" svg:height="4.667cm" svg:x="1.4cm" svg:y="0.257cm" presentation:class="title" presentation:user-transformed="true">
          <draw:text-box>
            <text:p>ここで現実的なエクササイズのメリット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chalkboard"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fo:color="#ffffff" style:text-outline="false" style:text-line-through-style="none" fo:font-family="augie" style:font-pitch="variable" fo:font-size="32pt" fo:font-style="normal" fo:text-shadow="none" style:text-underline-style="none" fo:font-weight="normal" style:font-family-asian="YOzFont90" style:font-style-name-asian="標準" style:font-pitch-asian="variable" style:font-size-asian="32pt" style:font-style-asian="normal" style:font-weight-asian="250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fo:font-family="augie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fo:font-family="augie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fo:font-family="augie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fo:font-family="augie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fo:font-family="augie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fo:font-family="augie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fo:font-family="augie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fo:font-family="augie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ugie" style:font-pitch="variable" fo:font-size="44pt" fo:font-style="normal" fo:text-shadow="none" style:text-underline-style="none" fo:font-weight="normal" style:font-family-asian="YOzFont90" style:font-style-name-asian="標準" style:font-pitch-asian="variable" style:font-size-asian="44pt" style:font-style-asian="normal" style:font-weight-asian="250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chalkboard" style:page-layout-name="PM1" draw:style-name="Mdp1">
      <draw:frame draw:style-name="Mgr3" draw:text-style-name="MP3" draw:layer="backgroundobjects" svg:width="28cm" svg:height="21cm" svg:x="-0.001cm" svg:y="-0.001cm">
        <draw:image xlink:href="Pictures/10000201000002AE00000200361746E9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10">Sixth Outline Level</text:p>
                                  <text:list>
                                    <text:list-item>
                                      <text:p text:style-name="MP11">Seventh Outline Level</text:p>
                                      <text:list>
                                        <text:list-item>
                                          <text:p text:style-name="MP12">Eighth Outline Level</text:p>
                                          <text:list>
                                            <text:list-item>
                                              <text:p text:style-name="M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番号&gt;</text:page-number></text:span></text:p>
        </draw:text-box>
      </draw:frame>
      <presentation:notes style:page-layout-name="PM0">
        <draw:page-thumbnail presentation:style-name="chalkboard-title" draw:layer="backgroundobjects" svg:width="13.586cm" svg:height="11.136cm" svg:x="3.705cm" svg:y="2.256cm" presentation:class="page"/>
        <draw:frame presentation:style-name="chalkboard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ji kanno</meta:initial-creator>
    <meta:creation-date>2009-02-03T21:13:29.63</meta:creation-date>
    <dc:date>2009-02-04T20:45:05.76</dc:date>
    <dc:creator>yoji kanno</dc:creator>
    <meta:editing-duration>PT01H29M14S</meta:editing-duration>
    <meta:editing-cycles>25</meta:editing-cycles>
    <meta:generator>OpenOffice.org/3.0$Win32 OpenOffice.org_project/300m9$Build-9358</meta:generator>
    <meta:document-statistic meta:object-count="104"/>
  </office:meta>
</office:document-meta>
</file>